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576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577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578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579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580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581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582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5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25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25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258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25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25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25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259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25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259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259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draw:stroke-dash="Dashed_20__28_var_29__20_25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25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25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none" draw:stroke-dash="Dashed_20__28_var_29__20_25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25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5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26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26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26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none" draw:stroke-dash="Dashed_20__28_var_29__20_26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26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26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none" draw:stroke-dash="Dashed_20__28_var_29__20_26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26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26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draw:stroke-dash="Dashed_20__28_var_29__20_26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26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26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draw:stroke-dash="Dashed_20__28_var_29__20_26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69cm" fo:min-width="0.1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26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26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none" draw:stroke-dash="Dashed_20__28_var_29__20_26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26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26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none" draw:stroke-dash="Dashed_20__28_var_29__20_26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26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26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none" draw:stroke-dash="Dashed_20__28_var_29__20_26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26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26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none" draw:stroke-dash="Dashed_20__28_var_29__20_26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26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26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draw:stroke-dash="Dashed_20__28_var_29__20_26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26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26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draw:stroke-dash="Dashed_20__28_var_29__20_26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26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263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draw:stroke-dash="Dashed_20__28_var_29__20_26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26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263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none" draw:stroke-dash="Dashed_20__28_var_29__20_26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26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26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none" draw:stroke-dash="Dashed_20__28_var_29__20_26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3cm" fo:min-width="0.2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26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5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letter-spacing="normal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text-scale="6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981cm" svg:height="0.981cm" svg:x="10.136cm" svg:y="14.654cm" draw:kind="section" draw:start-angle="42.7" draw:end-angle="156.96">
            <text:p/>
          </draw:circle>
          <draw:g>
            <draw:circle draw:style-name="gr2" draw:text-style-name="P2" draw:layer="layout" svg:width="3.569cm" svg:height="3.569cm" draw:transform="rotate (-0.436506845923782) translate (9.762cm 12.781cm)" draw:kind="arc" draw:start-angle="0.02" draw:end-angle="179.96">
              <text:p/>
            </draw:circle>
            <draw:ellipse draw:style-name="gr3" draw:text-style-name="P2" draw:layer="layout" svg:width="2.234cm" svg:height="2.237cm" draw:transform="skewX (-0.00314159265358986) rotate (-0.438252175175777) translate (10.079cm 13.664cm)" draw:kind="arc" draw:start-angle="0.02" draw:end-angle="179.96">
              <text:p/>
            </draw:ellipse>
            <draw:line draw:style-name="gr4" draw:text-style-name="P2" draw:layer="layout" svg:x1="9.616cm" svg:y1="14.679cm" svg:x2="11.635cm" svg:y2="15.619cm">
              <text:p/>
            </draw:line>
            <draw:line draw:style-name="gr5" draw:text-style-name="P2" draw:layer="layout" svg:x1="8.822cm" svg:y1="14.802cm" svg:x2="12.054cm" svg:y2="16.309cm">
              <text:p/>
            </draw:line>
            <draw:line draw:style-name="gr6" draw:text-style-name="P2" draw:layer="layout" svg:x1="8.822cm" svg:y1="14.797cm" svg:x2="9.011cm" svg:y2="14.392cm">
              <text:p/>
            </draw:line>
            <draw:line draw:style-name="gr7" draw:text-style-name="P2" draw:layer="layout" svg:x1="12.05cm" svg:y1="16.307cm" svg:x2="12.236cm" svg:y2="15.903cm">
              <text:p/>
            </draw:line>
            <draw:line draw:style-name="gr8" draw:text-style-name="P2" draw:layer="layout" svg:x1="10.676cm" svg:y1="15.026cm" svg:x2="10.566cm" svg:y2="15.267cm">
              <text:p/>
            </draw:line>
            <draw:line draw:style-name="gr9" draw:text-style-name="P3" draw:layer="layout" svg:x1="10.213cm" svg:y1="13.599cm" svg:x2="10.167cm" svg:y2="13.427cm">
              <text:p/>
            </draw:line>
            <draw:line draw:style-name="gr10" draw:text-style-name="P3" draw:layer="layout" svg:x1="10.339cm" svg:y1="14.065cm" svg:x2="10.291cm" svg:y2="13.892cm">
              <text:p/>
            </draw:line>
            <draw:frame draw:style-name="gr11" draw:text-style-name="P5" draw:layer="layout" svg:width="0.216cm" svg:height="0.433cm" draw:transform="rotate (0.252025543987981) translate (10.109cm 13.599cm)">
              <draw:text-box>
                <text:p text:style-name="P4"><text:span text:style-name="T1">130</text:span></text:p>
                <text:p text:style-name="P4"><text:span text:style-name="T1">50</text:span></text:p>
              </draw:text-box>
            </draw:frame>
            <draw:line draw:style-name="gr12" draw:text-style-name="P3" draw:layer="layout" svg:x1="12.172cm" svg:y1="15.567cm" svg:x2="12.345cm" svg:y2="15.613cm">
              <text:p/>
            </draw:line>
            <draw:line draw:style-name="gr13" draw:text-style-name="P3" draw:layer="layout" svg:x1="11.701cm" svg:y1="15.437cm" svg:x2="11.875cm" svg:y2="15.484cm">
              <text:p/>
            </draw:line>
            <draw:frame draw:style-name="gr14" draw:text-style-name="P5" draw:layer="layout" svg:width="0.216cm" svg:height="0.433cm" draw:transform="rotate (-1.83189758289325) translate (12.231cm 15.485cm)">
              <draw:text-box>
                <text:p text:style-name="P4"><text:span text:style-name="T1">10</text:span></text:p>
                <text:p text:style-name="P4"><text:span text:style-name="T1">170</text:span></text:p>
              </draw:text-box>
            </draw:frame>
            <draw:line draw:style-name="gr15" draw:text-style-name="P3" draw:layer="layout" svg:x1="12.223cm" svg:y1="15.288cm" svg:x2="12.401cm" svg:y2="15.305cm">
              <text:p/>
            </draw:line>
            <draw:line draw:style-name="gr16" draw:text-style-name="P3" draw:layer="layout" svg:x1="11.732cm" svg:y1="15.25cm" svg:x2="11.909cm" svg:y2="15.265cm">
              <text:p/>
            </draw:line>
            <draw:frame draw:style-name="gr17" draw:text-style-name="P5" draw:layer="layout" svg:width="0.216cm" svg:height="0.433cm" draw:transform="rotate (-1.66678943565459) translate (12.263cm 15.202cm)">
              <draw:text-box>
                <text:p text:style-name="P4"><text:span text:style-name="T1">20</text:span></text:p>
                <text:p text:style-name="P4"><text:span text:style-name="T1">160</text:span></text:p>
              </draw:text-box>
            </draw:frame>
            <draw:line draw:style-name="gr18" draw:text-style-name="P3" draw:layer="layout" svg:x1="12.173cm" svg:y1="14.734cm" svg:x2="12.344cm" svg:y2="14.689cm">
              <text:p/>
            </draw:line>
            <draw:line draw:style-name="gr19" draw:text-style-name="P3" draw:layer="layout" svg:x1="11.701cm" svg:y1="14.864cm" svg:x2="11.872cm" svg:y2="14.819cm">
              <text:p/>
            </draw:line>
            <draw:frame draw:style-name="gr20" draw:text-style-name="P5" draw:layer="layout" svg:width="0.216cm" svg:height="0.433cm" draw:transform="rotate (-1.31161493287374) translate (12.185cm 14.638cm)">
              <draw:text-box>
                <text:p text:style-name="P4"><text:span text:style-name="T1">40</text:span></text:p>
                <text:p text:style-name="P4"><text:span text:style-name="T1">140</text:span></text:p>
              </draw:text-box>
            </draw:frame>
            <draw:line draw:style-name="gr21" draw:text-style-name="P3" draw:layer="layout" svg:x1="12.221cm" svg:y1="15.012cm" svg:x2="12.401cm" svg:y2="14.996cm">
              <text:p/>
            </draw:line>
            <draw:line draw:style-name="gr22" draw:text-style-name="P3" draw:layer="layout" svg:x1="11.732cm" svg:y1="15.056cm" svg:x2="11.913cm" svg:y2="15.04cm">
              <text:p/>
            </draw:line>
            <draw:frame draw:style-name="gr23" draw:text-style-name="P5" draw:layer="layout" svg:width="0.218cm" svg:height="0.433cm" draw:transform="rotate (-1.48283173249438) translate (12.242cm 14.917cm)">
              <draw:text-box>
                <text:p text:style-name="P4"><text:span text:style-name="T1">30</text:span></text:p>
                <text:p text:style-name="P4"><text:span text:style-name="T1">150</text:span></text:p>
              </draw:text-box>
            </draw:frame>
            <draw:line draw:style-name="gr24" draw:text-style-name="P3" draw:layer="layout" svg:x1="11.936cm" svg:y1="14.229cm" svg:x2="12.084cm" svg:y2="14.128cm">
              <text:p/>
            </draw:line>
            <draw:line draw:style-name="gr25" draw:text-style-name="P3" draw:layer="layout" svg:x1="11.535cm" svg:y1="14.511cm" svg:x2="11.683cm" svg:y2="14.408cm">
              <text:p/>
            </draw:line>
            <draw:frame draw:style-name="gr26" draw:text-style-name="P5" draw:layer="layout" svg:width="0.216cm" svg:height="0.433cm" draw:transform="rotate (-0.94788831675812) translate (11.912cm 14.134cm)">
              <draw:text-box>
                <text:p text:style-name="P4"><text:span text:style-name="T1">60</text:span></text:p>
                <text:p text:style-name="P4"><text:span text:style-name="T1">120</text:span></text:p>
              </draw:text-box>
            </draw:frame>
            <draw:line draw:style-name="gr27" draw:text-style-name="P3" draw:layer="layout" svg:x1="12.08cm" svg:y1="14.474cm" svg:x2="12.24cm" svg:y2="14.398cm">
              <text:p/>
            </draw:line>
            <draw:line draw:style-name="gr28" draw:text-style-name="P3" draw:layer="layout" svg:x1="11.631cm" svg:y1="14.677cm" svg:x2="11.791cm" svg:y2="14.601cm">
              <text:p/>
            </draw:line>
            <draw:frame draw:style-name="gr29" draw:text-style-name="P5" draw:layer="layout" svg:width="0.218cm" svg:height="0.433cm" draw:transform="rotate (-1.12346843950875) translate (12.062cm 14.375cm)">
              <draw:text-box>
                <text:p text:style-name="P4"><text:span text:style-name="T1">50</text:span></text:p>
                <text:p text:style-name="P4"><text:span text:style-name="T1">130</text:span></text:p>
              </draw:text-box>
            </draw:frame>
            <draw:line draw:style-name="gr30" draw:text-style-name="P3" draw:layer="layout" svg:x1="11.76cm" svg:y1="14.017cm" svg:x2="11.887cm" svg:y2="13.891cm">
              <text:p/>
            </draw:line>
            <draw:line draw:style-name="gr31" draw:text-style-name="P3" draw:layer="layout" svg:x1="11.41cm" svg:y1="14.362cm" svg:x2="11.537cm" svg:y2="14.236cm">
              <text:p/>
            </draw:line>
            <draw:frame draw:style-name="gr32" draw:text-style-name="P5" draw:layer="layout" svg:width="0.216cm" svg:height="0.433cm" draw:transform="rotate (-0.785398163397448) translate (11.707cm 13.927cm)">
              <draw:text-box>
                <text:p text:style-name="P4"><text:span text:style-name="T1">70</text:span></text:p>
                <text:p text:style-name="P4"><text:span text:style-name="T1">110</text:span></text:p>
              </draw:text-box>
            </draw:frame>
            <draw:line draw:style-name="gr33" draw:text-style-name="P3" draw:layer="layout" svg:x1="11.544cm" svg:y1="13.831cm" svg:x2="11.646cm" svg:y2="13.686cm">
              <text:p/>
            </draw:line>
            <draw:line draw:style-name="gr34" draw:text-style-name="P3" draw:layer="layout" svg:x1="11.261cm" svg:y1="14.239cm" svg:x2="11.364cm" svg:y2="14.091cm">
              <text:p/>
            </draw:line>
            <draw:frame draw:style-name="gr35" draw:text-style-name="P5" draw:layer="layout" svg:width="0.216cm" svg:height="0.433cm" draw:transform="rotate (-0.606501915068029) translate (11.483cm 13.76cm)">
              <draw:text-box>
                <text:p text:style-name="P4"><text:span text:style-name="T1">80</text:span></text:p>
                <text:p text:style-name="P4"><text:span text:style-name="T1">100</text:span></text:p>
              </draw:text-box>
            </draw:frame>
            <draw:line draw:style-name="gr36" draw:text-style-name="P3" draw:layer="layout" svg:x1="11.298cm" svg:y1="13.693cm" svg:x2="11.372cm" svg:y2="13.532cm">
              <text:p/>
            </draw:line>
            <draw:line draw:style-name="gr37" draw:text-style-name="P3" draw:layer="layout" svg:x1="11.095cm" svg:y1="14.142cm" svg:x2="11.171cm" svg:y2="13.98cm">
              <text:p/>
            </draw:line>
            <draw:frame draw:style-name="gr38" draw:text-style-name="P6" draw:layer="layout" svg:width="0.191cm" svg:height="0.369cm" draw:transform="rotate (-0.441568300754566) translate (11.213cm 13.684cm)">
              <draw:text-box>
                <text:p text:style-name="P4"><text:span text:style-name="T2">90</text:span></text:p>
              </draw:text-box>
            </draw:frame>
            <draw:line draw:style-name="gr39" draw:text-style-name="P3" draw:layer="layout" svg:x1="12.076cm" svg:y1="15.825cm" svg:x2="12.237cm" svg:y2="15.9cm">
              <text:p/>
            </draw:line>
            <draw:line draw:style-name="gr40" draw:text-style-name="P3" draw:layer="layout" svg:x1="11.635cm" svg:y1="15.619cm" svg:x2="11.795cm" svg:y2="15.696cm">
              <text:p/>
            </draw:line>
            <draw:frame draw:style-name="gr41" draw:text-style-name="P5" draw:layer="layout" svg:width="0.214cm" svg:height="0.433cm" draw:transform="rotate (-2.00468517884069) translate (12.145cm 15.762cm)">
              <draw:text-box>
                <text:p text:style-name="P4"><text:span text:style-name="T1">0</text:span></text:p>
                <text:p text:style-name="P4"><text:span text:style-name="T1">180</text:span></text:p>
              </draw:text-box>
            </draw:frame>
            <draw:line draw:style-name="gr42" draw:text-style-name="P3" draw:layer="layout" svg:x1="9.17cm" svg:y1="14.469cm" svg:x2="9.01cm" svg:y2="14.392cm">
              <text:p/>
            </draw:line>
            <draw:line draw:style-name="gr43" draw:text-style-name="P3" draw:layer="layout" svg:x1="9.615cm" svg:y1="14.677cm" svg:x2="9.453cm" svg:y2="14.601cm">
              <text:p/>
            </draw:line>
            <draw:frame draw:style-name="gr44" draw:text-style-name="P5" draw:layer="layout" svg:width="0.218cm" svg:height="0.433cm" draw:transform="rotate (1.13010069066633) translate (9.109cm 14.536cm)">
              <draw:text-box>
                <text:p text:style-name="P4"><text:span text:style-name="T1">180</text:span></text:p>
                <text:p text:style-name="P4"><text:span text:style-name="T1">0</text:span></text:p>
              </draw:text-box>
            </draw:frame>
            <draw:line draw:style-name="gr45" draw:text-style-name="P3" draw:layer="layout" svg:x1="9.306cm" svg:y1="14.227cm" svg:x2="9.162cm" svg:y2="14.125cm">
              <text:p/>
            </draw:line>
            <draw:line draw:style-name="gr46" draw:text-style-name="P3" draw:layer="layout" svg:x1="9.712cm" svg:y1="14.508cm" svg:x2="9.565cm" svg:y2="14.405cm">
              <text:p/>
            </draw:line>
            <draw:frame draw:style-name="gr47" draw:text-style-name="P5" draw:layer="layout" svg:width="0.218cm" svg:height="0.433cm" draw:transform="rotate (0.958185759344887) translate (9.236cm 14.292cm)">
              <draw:text-box>
                <text:p text:style-name="P4"><text:span text:style-name="T1">170</text:span></text:p>
                <text:p text:style-name="P4"><text:span text:style-name="T1">10</text:span></text:p>
              </draw:text-box>
            </draw:frame>
            <draw:line draw:style-name="gr48" draw:text-style-name="P3" draw:layer="layout" svg:x1="9.489cm" svg:y1="14.017cm" svg:x2="9.363cm" svg:y2="13.89cm">
              <text:p/>
            </draw:line>
            <draw:line draw:style-name="gr49" draw:text-style-name="P3" draw:layer="layout" svg:x1="9.833cm" svg:y1="14.36cm" svg:x2="9.707cm" svg:y2="14.231cm">
              <text:p/>
            </draw:line>
            <draw:frame draw:style-name="gr50" draw:text-style-name="P5" draw:layer="layout" svg:width="0.216cm" svg:height="0.433cm" draw:transform="rotate (0.790634151153431) translate (9.407cm 14.067cm)">
              <draw:text-box>
                <text:p text:style-name="P4"><text:span text:style-name="T1">160</text:span></text:p>
                <text:p text:style-name="P4"><text:span text:style-name="T1">20</text:span></text:p>
              </draw:text-box>
            </draw:frame>
            <draw:line draw:style-name="gr51" draw:text-style-name="P3" draw:layer="layout" svg:x1="9.703cm" svg:y1="13.835cm" svg:x2="9.601cm" svg:y2="13.689cm">
              <text:p/>
            </draw:line>
            <draw:line draw:style-name="gr52" draw:text-style-name="P3" draw:layer="layout" svg:x1="9.984cm" svg:y1="14.237cm" svg:x2="9.883cm" svg:y2="14.088cm">
              <text:p/>
            </draw:line>
            <draw:frame draw:style-name="gr53" draw:text-style-name="P5" draw:layer="layout" svg:width="0.218cm" svg:height="0.433cm" draw:transform="rotate (0.602313124863243) translate (9.617cm 13.867cm)">
              <draw:text-box>
                <text:p text:style-name="P4"><text:span text:style-name="T1">150</text:span></text:p>
                <text:p text:style-name="P4"><text:span text:style-name="T1">30</text:span></text:p>
              </draw:text-box>
            </draw:frame>
            <draw:line draw:style-name="gr54" draw:text-style-name="P3" draw:layer="layout" svg:x1="9.947cm" svg:y1="13.693cm" svg:x2="9.871cm" svg:y2="13.533cm">
              <text:p/>
            </draw:line>
            <draw:line draw:style-name="gr55" draw:text-style-name="P3" draw:layer="layout" svg:x1="10.152cm" svg:y1="14.139cm" svg:x2="10.08cm" svg:y2="13.977cm">
              <text:p/>
            </draw:line>
            <draw:frame draw:style-name="gr56" draw:text-style-name="P5" draw:layer="layout" svg:width="0.216cm" svg:height="0.433cm" draw:transform="rotate (0.4309217923174) translate (9.85cm 13.712cm)">
              <draw:text-box>
                <text:p text:style-name="P4"><text:span text:style-name="T1">140</text:span></text:p>
                <text:p text:style-name="P4"><text:span text:style-name="T1">40</text:span></text:p>
              </draw:text-box>
            </draw:frame>
            <draw:line draw:style-name="gr57" draw:text-style-name="P3" draw:layer="layout" svg:x1="10.483cm" svg:y1="13.549cm" svg:x2="10.467cm" svg:y2="13.371cm">
              <text:p/>
            </draw:line>
            <draw:line draw:style-name="gr58" draw:text-style-name="P3" draw:layer="layout" svg:x1="10.528cm" svg:y1="14.04cm" svg:x2="10.513cm" svg:y2="13.863cm">
              <text:p/>
            </draw:line>
            <draw:frame draw:style-name="gr59" draw:text-style-name="P5" draw:layer="layout" svg:width="0.214cm" svg:height="0.433cm" draw:transform="rotate (0.0813323431429358) translate (10.395cm 13.529cm)">
              <draw:text-box>
                <text:p text:style-name="P4"><text:span text:style-name="T1">120</text:span></text:p>
                <text:p text:style-name="P4"><text:span text:style-name="T1">60</text:span></text:p>
              </draw:text-box>
            </draw:frame>
            <draw:line draw:style-name="gr60" draw:text-style-name="P3" draw:layer="layout" svg:x1="10.76cm" svg:y1="13.548cm" svg:x2="10.777cm" svg:y2="13.372cm">
              <text:p/>
            </draw:line>
            <draw:line draw:style-name="gr61" draw:text-style-name="P3" draw:layer="layout" svg:x1="10.721cm" svg:y1="14.033cm" svg:x2="10.736cm" svg:y2="13.856cm">
              <text:p/>
            </draw:line>
            <draw:frame draw:style-name="gr62" draw:text-style-name="P5" draw:layer="layout" svg:width="0.218cm" svg:height="0.433cm" draw:transform="rotate (-0.09529497715889) translate (10.672cm 13.523cm)">
              <draw:text-box>
                <text:p text:style-name="P4"><text:span text:style-name="T1">110</text:span></text:p>
                <text:p text:style-name="P4"><text:span text:style-name="T1">70</text:span></text:p>
              </draw:text-box>
            </draw:frame>
            <draw:line draw:style-name="gr63" draw:text-style-name="P3" draw:layer="layout" svg:x1="11.041cm" svg:y1="13.595cm" svg:x2="11.087cm" svg:y2="13.422cm">
              <text:p/>
            </draw:line>
            <draw:line draw:style-name="gr64" draw:text-style-name="P3" draw:layer="layout" svg:x1="10.916cm" svg:y1="14.075cm" svg:x2="10.963cm" svg:y2="13.901cm">
              <text:p/>
            </draw:line>
            <draw:frame draw:style-name="gr65" draw:text-style-name="P5" draw:layer="layout" svg:width="0.216cm" svg:height="0.433cm" draw:transform="rotate (-0.253945406165175) translate (10.952cm 13.557cm)">
              <draw:text-box>
                <text:p text:style-name="P4"><text:span text:style-name="T1">100</text:span></text:p>
                <text:p text:style-name="P4"><text:span text:style-name="T1">80</text:span></text:p>
              </draw:text-box>
            </draw:frame>
          </draw:g>
          <draw:line draw:style-name="gr66" draw:text-style-name="P7" draw:layer="layout" svg:x1="8.606cm" svg:y1="14.207cm" svg:x2="10.625cm" svg:y2="15.149cm">
            <text:p/>
          </draw:line>
          <draw:line draw:style-name="gr67" draw:text-style-name="P7" draw:layer="layout" svg:x1="10.624cm" svg:y1="15.151cm" svg:x2="11.983cm" svg:y2="13.81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576" draw:display-name="Dashed (var) 2576" draw:style="rect" draw:dots1="1" draw:dots1-length="0.006cm" draw:dots2="1" draw:dots2-length="0.006cm" draw:distance="0.006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01cm" draw:dots2="1" draw:dots2-length="0.001cm" draw:distance="0.001cm"/>
    <draw:stroke-dash draw:name="Dashed_20__28_var_29__20_2584" draw:display-name="Dashed (var) 2584" draw:style="rect" draw:dots1="1" draw:dots1-length="0.001cm" draw:dots2="1" draw:dots2-length="0.001cm" draw:distance="0.001cm"/>
    <draw:stroke-dash draw:name="Dashed_20__28_var_29__20_2585" draw:display-name="Dashed (var) 2585" draw:style="rect" draw:dots1="1" draw:dots1-length="0.001cm" draw:dots2="1" draw:dots2-length="0.001cm" draw:distance="0.001cm"/>
    <draw:stroke-dash draw:name="Dashed_20__28_var_29__20_2586" draw:display-name="Dashed (var) 2586" draw:style="rect" draw:dots1="1" draw:dots1-length="0.001cm" draw:dots2="1" draw:dots2-length="0.001cm" draw:distance="0.001cm"/>
    <draw:stroke-dash draw:name="Dashed_20__28_var_29__20_2587" draw:display-name="Dashed (var) 2587" draw:style="rect" draw:dots1="1" draw:dots1-length="0.001cm" draw:dots2="1" draw:dots2-length="0.001cm" draw:distance="0.001cm"/>
    <draw:stroke-dash draw:name="Dashed_20__28_var_29__20_2588" draw:display-name="Dashed (var) 2588" draw:style="rect" draw:dots1="1" draw:dots1-length="0.001cm" draw:dots2="1" draw:dots2-length="0.001cm" draw:distance="0.001cm"/>
    <draw:stroke-dash draw:name="Dashed_20__28_var_29__20_2589" draw:display-name="Dashed (var) 2589" draw:style="rect" draw:dots1="1" draw:dots1-length="0.001cm" draw:dots2="1" draw:dots2-length="0.001cm" draw:distance="0.001cm"/>
    <draw:stroke-dash draw:name="Dashed_20__28_var_29__20_2590" draw:display-name="Dashed (var) 2590" draw:style="rect" draw:dots1="1" draw:dots1-length="0.001cm" draw:dots2="1" draw:dots2-length="0.001cm" draw:distance="0.001cm"/>
    <draw:stroke-dash draw:name="Dashed_20__28_var_29__20_2591" draw:display-name="Dashed (var) 2591" draw:style="rect" draw:dots1="1" draw:dots1-length="0.001cm" draw:dots2="1" draw:dots2-length="0.001cm" draw:distance="0.001cm"/>
    <draw:stroke-dash draw:name="Dashed_20__28_var_29__20_2592" draw:display-name="Dashed (var) 2592" draw:style="rect" draw:dots1="1" draw:dots1-length="0.001cm" draw:dots2="1" draw:dots2-length="0.001cm" draw:distance="0.001cm"/>
    <draw:stroke-dash draw:name="Dashed_20__28_var_29__20_2593" draw:display-name="Dashed (var) 2593" draw:style="rect" draw:dots1="1" draw:dots1-length="0.001cm" draw:dots2="1" draw:dots2-length="0.001cm" draw:distance="0.001cm"/>
    <draw:stroke-dash draw:name="Dashed_20__28_var_29__20_2594" draw:display-name="Dashed (var) 2594" draw:style="rect" draw:dots1="1" draw:dots1-length="0.001cm" draw:dots2="1" draw:dots2-length="0.001cm" draw:distance="0.001cm"/>
    <draw:stroke-dash draw:name="Dashed_20__28_var_29__20_2595" draw:display-name="Dashed (var) 2595" draw:style="rect" draw:dots1="1" draw:dots1-length="0.001cm" draw:dots2="1" draw:dots2-length="0.001cm" draw:distance="0.001cm"/>
    <draw:stroke-dash draw:name="Dashed_20__28_var_29__20_2596" draw:display-name="Dashed (var) 2596" draw:style="rect" draw:dots1="1" draw:dots1-length="0.001cm" draw:dots2="1" draw:dots2-length="0.001cm" draw:distance="0.001cm"/>
    <draw:stroke-dash draw:name="Dashed_20__28_var_29__20_2597" draw:display-name="Dashed (var) 2597" draw:style="rect" draw:dots1="1" draw:dots1-length="0.001cm" draw:dots2="1" draw:dots2-length="0.001cm" draw:distance="0.001cm"/>
    <draw:stroke-dash draw:name="Dashed_20__28_var_29__20_2598" draw:display-name="Dashed (var) 2598" draw:style="rect" draw:dots1="1" draw:dots1-length="0.001cm" draw:dots2="1" draw:dots2-length="0.001cm" draw:distance="0.001cm"/>
    <draw:stroke-dash draw:name="Dashed_20__28_var_29__20_2599" draw:display-name="Dashed (var) 2599" draw:style="rect" draw:dots1="1" draw:dots1-length="0.001cm" draw:dots2="1" draw:dots2-length="0.001cm" draw:distance="0.001cm"/>
    <draw:stroke-dash draw:name="Dashed_20__28_var_29__20_2600" draw:display-name="Dashed (var) 2600" draw:style="rect" draw:dots1="1" draw:dots1-length="0.001cm" draw:dots2="1" draw:dots2-length="0.001cm" draw:distance="0.001cm"/>
    <draw:stroke-dash draw:name="Dashed_20__28_var_29__20_2601" draw:display-name="Dashed (var) 2601" draw:style="rect" draw:dots1="1" draw:dots1-length="0.001cm" draw:dots2="1" draw:dots2-length="0.001cm" draw:distance="0.001cm"/>
    <draw:stroke-dash draw:name="Dashed_20__28_var_29__20_2602" draw:display-name="Dashed (var) 2602" draw:style="rect" draw:dots1="1" draw:dots1-length="0.001cm" draw:dots2="1" draw:dots2-length="0.001cm" draw:distance="0.001cm"/>
    <draw:stroke-dash draw:name="Dashed_20__28_var_29__20_2603" draw:display-name="Dashed (var) 2603" draw:style="rect" draw:dots1="1" draw:dots1-length="0.001cm" draw:dots2="1" draw:dots2-length="0.001cm" draw:distance="0.001cm"/>
    <draw:stroke-dash draw:name="Dashed_20__28_var_29__20_2604" draw:display-name="Dashed (var) 2604" draw:style="rect" draw:dots1="1" draw:dots1-length="0.001cm" draw:dots2="1" draw:dots2-length="0.001cm" draw:distance="0.001cm"/>
    <draw:stroke-dash draw:name="Dashed_20__28_var_29__20_2605" draw:display-name="Dashed (var) 2605" draw:style="rect" draw:dots1="1" draw:dots1-length="0.001cm" draw:dots2="1" draw:dots2-length="0.001cm" draw:distance="0.001cm"/>
    <draw:stroke-dash draw:name="Dashed_20__28_var_29__20_2606" draw:display-name="Dashed (var) 2606" draw:style="rect" draw:dots1="1" draw:dots1-length="0.001cm" draw:dots2="1" draw:dots2-length="0.001cm" draw:distance="0.001cm"/>
    <draw:stroke-dash draw:name="Dashed_20__28_var_29__20_2607" draw:display-name="Dashed (var) 2607" draw:style="rect" draw:dots1="1" draw:dots1-length="0.001cm" draw:dots2="1" draw:dots2-length="0.001cm" draw:distance="0.001cm"/>
    <draw:stroke-dash draw:name="Dashed_20__28_var_29__20_2608" draw:display-name="Dashed (var) 2608" draw:style="rect" draw:dots1="1" draw:dots1-length="0.001cm" draw:dots2="1" draw:dots2-length="0.001cm" draw:distance="0.001cm"/>
    <draw:stroke-dash draw:name="Dashed_20__28_var_29__20_2609" draw:display-name="Dashed (var) 2609" draw:style="rect" draw:dots1="1" draw:dots1-length="0.001cm" draw:dots2="1" draw:dots2-length="0.001cm" draw:distance="0.001cm"/>
    <draw:stroke-dash draw:name="Dashed_20__28_var_29__20_2610" draw:display-name="Dashed (var) 2610" draw:style="rect" draw:dots1="1" draw:dots1-length="0.001cm" draw:dots2="1" draw:dots2-length="0.001cm" draw:distance="0.001cm"/>
    <draw:stroke-dash draw:name="Dashed_20__28_var_29__20_2611" draw:display-name="Dashed (var) 2611" draw:style="rect" draw:dots1="1" draw:dots1-length="0.001cm" draw:dots2="1" draw:dots2-length="0.001cm" draw:distance="0.001cm"/>
    <draw:stroke-dash draw:name="Dashed_20__28_var_29__20_2612" draw:display-name="Dashed (var) 2612" draw:style="rect" draw:dots1="1" draw:dots1-length="0.001cm" draw:dots2="1" draw:dots2-length="0.001cm" draw:distance="0.001cm"/>
    <draw:stroke-dash draw:name="Dashed_20__28_var_29__20_2613" draw:display-name="Dashed (var) 2613" draw:style="rect" draw:dots1="1" draw:dots1-length="0.001cm" draw:dots2="1" draw:dots2-length="0.001cm" draw:distance="0.001cm"/>
    <draw:stroke-dash draw:name="Dashed_20__28_var_29__20_2614" draw:display-name="Dashed (var) 2614" draw:style="rect" draw:dots1="1" draw:dots1-length="0.001cm" draw:dots2="1" draw:dots2-length="0.001cm" draw:distance="0.001cm"/>
    <draw:stroke-dash draw:name="Dashed_20__28_var_29__20_2615" draw:display-name="Dashed (var) 2615" draw:style="rect" draw:dots1="1" draw:dots1-length="0.001cm" draw:dots2="1" draw:dots2-length="0.001cm" draw:distance="0.001cm"/>
    <draw:stroke-dash draw:name="Dashed_20__28_var_29__20_2616" draw:display-name="Dashed (var) 2616" draw:style="rect" draw:dots1="1" draw:dots1-length="0.001cm" draw:dots2="1" draw:dots2-length="0.001cm" draw:distance="0.001cm"/>
    <draw:stroke-dash draw:name="Dashed_20__28_var_29__20_2617" draw:display-name="Dashed (var) 2617" draw:style="rect" draw:dots1="1" draw:dots1-length="0.001cm" draw:dots2="1" draw:dots2-length="0.001cm" draw:distance="0.001cm"/>
    <draw:stroke-dash draw:name="Dashed_20__28_var_29__20_2618" draw:display-name="Dashed (var) 2618" draw:style="rect" draw:dots1="1" draw:dots1-length="0.001cm" draw:dots2="1" draw:dots2-length="0.001cm" draw:distance="0.001cm"/>
    <draw:stroke-dash draw:name="Dashed_20__28_var_29__20_2619" draw:display-name="Dashed (var) 2619" draw:style="rect" draw:dots1="1" draw:dots1-length="0.001cm" draw:dots2="1" draw:dots2-length="0.001cm" draw:distance="0.001cm"/>
    <draw:stroke-dash draw:name="Dashed_20__28_var_29__20_2620" draw:display-name="Dashed (var) 2620" draw:style="rect" draw:dots1="1" draw:dots1-length="0.001cm" draw:dots2="1" draw:dots2-length="0.001cm" draw:distance="0.001cm"/>
    <draw:stroke-dash draw:name="Dashed_20__28_var_29__20_2621" draw:display-name="Dashed (var) 2621" draw:style="rect" draw:dots1="1" draw:dots1-length="0.001cm" draw:dots2="1" draw:dots2-length="0.001cm" draw:distance="0.001cm"/>
    <draw:stroke-dash draw:name="Dashed_20__28_var_29__20_2622" draw:display-name="Dashed (var) 2622" draw:style="rect" draw:dots1="1" draw:dots1-length="0.001cm" draw:dots2="1" draw:dots2-length="0.001cm" draw:distance="0.001cm"/>
    <draw:stroke-dash draw:name="Dashed_20__28_var_29__20_2623" draw:display-name="Dashed (var) 2623" draw:style="rect" draw:dots1="1" draw:dots1-length="0.001cm" draw:dots2="1" draw:dots2-length="0.001cm" draw:distance="0.001cm"/>
    <draw:stroke-dash draw:name="Dashed_20__28_var_29__20_2624" draw:display-name="Dashed (var) 2624" draw:style="rect" draw:dots1="1" draw:dots1-length="0.001cm" draw:dots2="1" draw:dots2-length="0.001cm" draw:distance="0.001cm"/>
    <draw:stroke-dash draw:name="Dashed_20__28_var_29__20_2625" draw:display-name="Dashed (var) 2625" draw:style="rect" draw:dots1="1" draw:dots1-length="0.001cm" draw:dots2="1" draw:dots2-length="0.001cm" draw:distance="0.001cm"/>
    <draw:stroke-dash draw:name="Dashed_20__28_var_29__20_2626" draw:display-name="Dashed (var) 2626" draw:style="rect" draw:dots1="1" draw:dots1-length="0.001cm" draw:dots2="1" draw:dots2-length="0.001cm" draw:distance="0.001cm"/>
    <draw:stroke-dash draw:name="Dashed_20__28_var_29__20_2627" draw:display-name="Dashed (var) 2627" draw:style="rect" draw:dots1="1" draw:dots1-length="0.001cm" draw:dots2="1" draw:dots2-length="0.001cm" draw:distance="0.001cm"/>
    <draw:stroke-dash draw:name="Dashed_20__28_var_29__20_2628" draw:display-name="Dashed (var) 2628" draw:style="rect" draw:dots1="1" draw:dots1-length="0.001cm" draw:dots2="1" draw:dots2-length="0.001cm" draw:distance="0.001cm"/>
    <draw:stroke-dash draw:name="Dashed_20__28_var_29__20_2629" draw:display-name="Dashed (var) 2629" draw:style="rect" draw:dots1="1" draw:dots1-length="0.001cm" draw:dots2="1" draw:dots2-length="0.001cm" draw:distance="0.001cm"/>
    <draw:stroke-dash draw:name="Dashed_20__28_var_29__20_2630" draw:display-name="Dashed (var) 2630" draw:style="rect" draw:dots1="1" draw:dots1-length="0.001cm" draw:dots2="1" draw:dots2-length="0.001cm" draw:distance="0.001cm"/>
    <draw:stroke-dash draw:name="Dashed_20__28_var_29__20_2631" draw:display-name="Dashed (var) 2631" draw:style="rect" draw:dots1="1" draw:dots1-length="0.001cm" draw:dots2="1" draw:dots2-length="0.001cm" draw:distance="0.001cm"/>
    <draw:stroke-dash draw:name="Dashed_20__28_var_29__20_2632" draw:display-name="Dashed (var) 2632" draw:style="rect" draw:dots1="1" draw:dots1-length="0.001cm" draw:dots2="1" draw:dots2-length="0.001cm" draw:distance="0.001cm"/>
    <draw:stroke-dash draw:name="Dashed_20__28_var_29__20_2633" draw:display-name="Dashed (var) 2633" draw:style="rect" draw:dots1="1" draw:dots1-length="0.001cm" draw:dots2="1" draw:dots2-length="0.001cm" draw:distance="0.001cm"/>
    <draw:stroke-dash draw:name="Dashed_20__28_var_29__20_2634" draw:display-name="Dashed (var) 2634" draw:style="rect" draw:dots1="1" draw:dots1-length="0.001cm" draw:dots2="1" draw:dots2-length="0.001cm" draw:distance="0.001cm"/>
    <draw:stroke-dash draw:name="Dashed_20__28_var_29__20_2635" draw:display-name="Dashed (var) 2635" draw:style="rect" draw:dots1="1" draw:dots1-length="0.001cm" draw:dots2="1" draw:dots2-length="0.001cm" draw:distance="0.001cm"/>
    <draw:stroke-dash draw:name="Dashed_20__28_var_29__20_2636" draw:display-name="Dashed (var) 2636" draw:style="rect" draw:dots1="1" draw:dots1-length="0.001cm" draw:dots2="1" draw:dots2-length="0.001cm" draw:distance="0.001cm"/>
    <draw:stroke-dash draw:name="Dashed_20__28_var_29__20_2637" draw:display-name="Dashed (var) 2637" draw:style="rect" draw:dots1="1" draw:dots1-length="0.001cm" draw:dots2="1" draw:dots2-length="0.001cm" draw:distance="0.001cm"/>
    <draw:stroke-dash draw:name="Dashed_20__28_var_29__20_2638" draw:display-name="Dashed (var) 2638" draw:style="rect" draw:dots1="1" draw:dots1-length="0.001cm" draw:dots2="1" draw:dots2-length="0.001cm" draw:distance="0.001cm"/>
    <draw:stroke-dash draw:name="Dashed_20__28_var_29__20_2639" draw:display-name="Dashed (var) 2639" draw:style="rect" draw:dots1="1" draw:dots1-length="0.001cm" draw:dots2="1" draw:dots2-length="0.001cm" draw:distance="0.001cm"/>
    <draw:stroke-dash draw:name="Dashed_20__28_var_29__20_2640" draw:display-name="Dashed (var) 2640" draw:style="rect" draw:dots1="1" draw:dots1-length="0.006cm" draw:dots2="1" draw:dots2-length="0.006cm" draw:distance="0.006cm"/>
    <draw:stroke-dash draw:name="Dashed_20__28_var_29__20_2641" draw:display-name="Dashed (var) 264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0:10.324791461</meta:creation-date>
    <dc:date>2018-02-09T16:10:25.975433409</dc:date>
    <meta:editing-duration>PT16S</meta:editing-duration>
    <meta:editing-cycles>1</meta:editing-cycles>
    <meta:document-statistic meta:object-count="69"/>
    <meta:generator>LibreOffice/6.0.0.3$MacOSX_X86_64 LibreOffice_project/64a0f66915f38c6217de274f0aa8e15618924765</meta:generator>
  </office:meta>
</office:document-meta>
</file>